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.checkAttributes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Type.invokeCircularReferenceCheck( DataType dt , Stack stk ,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getChecked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setRefid( final 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.checkChildren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Type.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.getCheckedRef( final Class requiredClass , final String dataTypeName , final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Typ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Type.dieOn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noChildre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.dieOnCircularReference( final Stack stack , final Project pro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Type.getChecke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pushAndInvokeCircularReferenceCheck( DataType dt , Stack stk ,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Type.is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Type.dieOnCircularReference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Type.getData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is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setChecked( final boolean chec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getCheckedRef( final Class requiredClass , final String data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.tooMan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